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792cm" style:rel-column-width="4572*"/>
    </style:style>
    <style:style style:name="Tabelle1.B" style:family="table-column">
      <style:table-column-properties style:column-width="11.691cm" style:rel-column-width="29811*"/>
    </style:style>
    <style:style style:name="Tabelle1.C" style:family="table-column">
      <style:table-column-properties style:column-width="5.604cm" style:rel-column-width="14289*"/>
    </style:style>
    <style:style style:name="Tabelle1.D" style:family="table-column">
      <style:table-column-properties style:column-width="6.613cm" style:rel-column-width="1686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9fe0" officeooo:paragraph-rsid="00179bdc"/>
    </style:style>
    <style:style style:name="P2" style:family="paragraph" style:parent-style-name="Standard">
      <style:text-properties fo:font-weight="bold" officeooo:rsid="00179bdc" officeooo:paragraph-rsid="00179bdc" style:font-weight-asian="bold" style:font-weight-complex="bold"/>
    </style:style>
    <style:style style:name="P3" style:family="paragraph" style:parent-style-name="Standard">
      <style:text-properties fo:font-weight="bold" officeooo:rsid="001b1bcb" officeooo:paragraph-rsid="001b1bcb" style:font-weight-asian="bold" style:font-weight-complex="bold"/>
    </style:style>
    <style:style style:name="P4" style:family="paragraph" style:parent-style-name="Table_20_Contents">
      <style:text-properties fo:font-weight="bold" officeooo:rsid="001b1bcb" officeooo:paragraph-rsid="001b1bcb" style:font-weight-asian="bold" style:font-weight-complex="bold"/>
    </style:style>
    <style:style style:name="P5" style:family="paragraph" style:parent-style-name="Table_20_Contents">
      <style:text-properties fo:font-weight="bold" officeooo:rsid="0020cf70" officeooo:paragraph-rsid="0020cf70" style:font-weight-asian="bold" style:font-weight-complex="bold"/>
    </style:style>
    <style:style style:name="P6" style:family="paragraph" style:parent-style-name="Standard">
      <style:text-properties fo:font-size="12pt" officeooo:rsid="00175df4" officeooo:paragraph-rsid="00179bdc" style:font-size-asian="12pt" style:font-size-complex="12pt"/>
    </style:style>
    <style:style style:name="P7" style:family="paragraph" style:parent-style-name="Standard">
      <style:text-properties fo:font-size="12pt" officeooo:rsid="001ca16c" officeooo:paragraph-rsid="00179bdc" style:font-size-asian="12pt" style:font-size-complex="12pt"/>
    </style:style>
    <style:style style:name="P8" style:family="paragraph" style:parent-style-name="Table_20_Contents">
      <style:text-properties fo:font-size="12pt" style:font-size-asian="12pt" style:font-size-complex="12pt"/>
    </style:style>
    <style:style style:name="P9" style:family="paragraph" style:parent-style-name="Table_20_Contents">
      <style:text-properties fo:font-size="12pt" officeooo:rsid="0019bb6d" officeooo:paragraph-rsid="0019bb6d" style:font-size-asian="12pt" style:font-size-complex="12pt"/>
    </style:style>
    <style:style style:name="P10" style:family="paragraph" style:parent-style-name="Standard">
      <style:text-properties fo:font-size="12pt" officeooo:rsid="002293e1" officeooo:paragraph-rsid="002293e1" style:font-size-asian="12pt" style:font-size-complex="12pt"/>
    </style:style>
    <style:style style:name="P11" style:family="paragraph" style:parent-style-name="Table_20_Contents">
      <style:text-properties fo:font-size="12pt" officeooo:rsid="0024657f" officeooo:paragraph-rsid="0024657f" style:font-size-asian="12pt" style:font-size-complex="12pt"/>
    </style:style>
    <style:style style:name="P12" style:family="paragraph" style:parent-style-name="Standard">
      <style:text-properties fo:font-size="12pt" officeooo:rsid="00422632" officeooo:paragraph-rsid="00422632" style:font-size-asian="12pt" style:font-size-complex="12pt"/>
    </style:style>
    <style:style style:name="P13" style:family="paragraph" style:parent-style-name="Standard">
      <style:text-properties fo:font-size="12pt" officeooo:rsid="00287821" officeooo:paragraph-rsid="00287821" style:font-size-asian="12pt" style:font-size-complex="12pt"/>
    </style:style>
    <style:style style:name="P14" style:family="paragraph" style:parent-style-name="Standard">
      <style:text-properties fo:font-size="12pt" officeooo:rsid="0044a617" officeooo:paragraph-rsid="0044a617" style:font-size-asian="12pt" style:font-size-complex="12pt"/>
    </style:style>
    <style:style style:name="P15" style:family="paragraph" style:parent-style-name="Table_20_Contents">
      <style:text-properties fo:font-size="12pt" officeooo:rsid="0029e419" officeooo:paragraph-rsid="002b0f48" style:font-size-asian="12pt" style:font-size-complex="12pt"/>
    </style:style>
    <style:style style:name="P16" style:family="paragraph" style:parent-style-name="Standard">
      <style:text-properties fo:font-size="12pt" officeooo:rsid="004bf062" officeooo:paragraph-rsid="004bf062" style:font-size-asian="12pt" style:font-size-complex="12pt"/>
    </style:style>
    <style:style style:name="P17" style:family="paragraph" style:parent-style-name="Table_20_Contents">
      <style:text-properties fo:font-size="12pt" officeooo:rsid="004bf062" officeooo:paragraph-rsid="004bf062" style:font-size-asian="12pt" style:font-size-complex="12pt"/>
    </style:style>
    <style:style style:name="P18" style:family="paragraph" style:parent-style-name="Standard">
      <style:text-properties fo:font-size="12pt" officeooo:rsid="004d9366" officeooo:paragraph-rsid="004d9366" style:font-size-asian="12pt" style:font-size-complex="12pt"/>
    </style:style>
    <style:style style:name="P19" style:family="paragraph" style:parent-style-name="Standard">
      <style:text-properties fo:font-size="12pt" officeooo:rsid="004d9366" officeooo:paragraph-rsid="004e89f2" style:font-size-asian="12pt" style:font-size-complex="12pt"/>
    </style:style>
    <style:style style:name="P20" style:family="paragraph" style:parent-style-name="Standard">
      <style:text-properties fo:font-size="12pt" officeooo:rsid="00492a05" officeooo:paragraph-rsid="00492a05" style:font-size-asian="12pt" style:font-size-complex="12pt"/>
    </style:style>
    <style:style style:name="P21" style:family="paragraph" style:parent-style-name="Standard">
      <style:text-properties fo:font-size="12pt" officeooo:rsid="0048ef79" officeooo:paragraph-rsid="0048ef79" style:font-size-asian="12pt" style:font-size-complex="12pt"/>
    </style:style>
    <style:style style:name="P22" style:family="paragraph" style:parent-style-name="Table_20_Contents">
      <style:text-properties fo:font-size="12pt" officeooo:rsid="0048ef79" officeooo:paragraph-rsid="0048ef79" style:font-size-asian="12pt" style:font-size-complex="12pt"/>
    </style:style>
    <style:style style:name="P23" style:family="paragraph" style:parent-style-name="Standard">
      <style:text-properties fo:font-size="12pt" officeooo:rsid="004e89f2" officeooo:paragraph-rsid="004e89f2" style:font-size-asian="12pt" style:font-size-complex="12pt"/>
    </style:style>
    <style:style style:name="P24" style:family="paragraph" style:parent-style-name="Table_20_Contents">
      <style:text-properties fo:font-size="12pt" officeooo:rsid="004e89f2" officeooo:paragraph-rsid="004e89f2" style:font-size-asian="12pt" style:font-size-complex="12pt"/>
    </style:style>
    <style:style style:name="P25" style:family="paragraph" style:parent-style-name="Table_20_Contents">
      <style:text-properties fo:font-size="12pt" officeooo:rsid="004fde82" officeooo:paragraph-rsid="004fde82" style:font-size-asian="12pt" style:font-size-complex="12pt"/>
    </style:style>
    <style:style style:name="P26" style:family="paragraph" style:parent-style-name="Standard">
      <style:paragraph-properties fo:text-align="justify" style:justify-single-word="false"/>
      <style:text-properties fo:font-size="12pt" fo:font-weight="normal" officeooo:rsid="002293e1" officeooo:paragraph-rsid="002293e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293e1" officeooo:paragraph-rsid="0042be33"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710579" officeooo:paragraph-rsid="00710579" style:font-size-asian="12pt" style:font-weight-asian="normal" style:font-size-complex="12pt" style:font-weight-complex="normal"/>
    </style:style>
    <style:style style:name="P29" style:family="paragraph" style:parent-style-name="Standard">
      <style:text-properties fo:font-size="12pt" fo:font-style="italic" officeooo:rsid="002622d5" officeooo:paragraph-rsid="002622d5" style:font-size-asian="12pt" style:font-style-asian="italic" style:font-size-complex="12pt" style:font-style-complex="italic"/>
    </style:style>
    <style:style style:name="P30" style:family="paragraph" style:parent-style-name="Standard">
      <style:text-properties fo:font-size="12pt" fo:font-style="italic" officeooo:rsid="0035d4db" officeooo:paragraph-rsid="0020cf70" style:font-size-asian="12pt" style:font-style-asian="italic" style:font-size-complex="12pt" style:font-style-complex="italic"/>
    </style:style>
    <style:style style:name="P31" style:family="paragraph" style:parent-style-name="Standard">
      <style:text-properties fo:font-size="12pt" fo:font-style="italic" officeooo:rsid="004bf062" officeooo:paragraph-rsid="004bf062" style:font-size-asian="12pt" style:font-style-asian="italic" style:font-size-complex="12pt" style:font-style-complex="italic"/>
    </style:style>
    <style:style style:name="P32" style:family="paragraph" style:parent-style-name="Standard">
      <style:text-properties fo:font-size="12pt" fo:font-style="italic" officeooo:rsid="0048ef79" officeooo:paragraph-rsid="0048ef79" style:font-size-asian="12pt" style:font-style-asian="italic" style:font-size-complex="12pt" style:font-style-complex="italic"/>
    </style:style>
    <style:style style:name="P33" style:family="paragraph" style:parent-style-name="Standard">
      <style:text-properties fo:font-size="12pt" fo:font-style="italic" officeooo:rsid="004e89f2" officeooo:paragraph-rsid="004e89f2" style:font-size-asian="12pt" style:font-style-asian="italic" style:font-size-complex="12pt" style:font-style-complex="italic"/>
    </style:style>
    <style:style style:name="P34" style:family="paragraph" style:parent-style-name="Standard">
      <style:text-properties fo:font-size="12pt" fo:font-style="italic" officeooo:rsid="004fde82" officeooo:paragraph-rsid="004fde82" style:font-size-asian="12pt" style:font-style-asian="italic" style:font-size-complex="12pt" style:font-style-complex="italic"/>
    </style:style>
    <style:style style:name="P35" style:family="paragraph" style:parent-style-name="Standard">
      <style:text-properties fo:font-size="12pt" fo:font-style="normal" officeooo:rsid="0054f891" officeooo:paragraph-rsid="0054f891" style:font-size-asian="12pt" style:font-style-asian="normal" style:font-size-complex="12pt" style:font-style-complex="normal"/>
    </style:style>
    <style:style style:name="P36" style:family="paragraph" style:parent-style-name="Standard">
      <style:text-properties fo:font-size="12pt" fo:font-style="italic" officeooo:rsid="00710579" officeooo:paragraph-rsid="0056ea75" style:font-size-asian="12pt" style:font-style-asian="italic" style:font-size-complex="12pt" style:font-style-complex="italic"/>
    </style:style>
    <style:style style:name="T1" style:family="text">
      <style:text-properties officeooo:rsid="001ca16c"/>
    </style:style>
    <style:style style:name="T2" style:family="text">
      <style:text-properties fo:font-weight="bold" style:font-weight-asian="bold" style:font-weight-complex="bold"/>
    </style:style>
    <style:style style:name="T3" style:family="text">
      <style:text-properties officeooo:rsid="00287821"/>
    </style:style>
    <style:style style:name="T4" style:family="text">
      <style:text-properties officeooo:rsid="0029e419"/>
    </style:style>
    <style:style style:name="T5" style:family="text">
      <style:text-properties officeooo:rsid="002b0f48"/>
    </style:style>
    <style:style style:name="T6" style:family="text">
      <style:text-properties officeooo:rsid="00422632"/>
    </style:style>
    <style:style style:name="T7" style:family="text">
      <style:text-properties officeooo:rsid="0042be33"/>
    </style:style>
    <style:style style:name="T8" style:family="text">
      <style:text-properties officeooo:rsid="0044a617"/>
    </style:style>
    <style:style style:name="T9" style:family="text">
      <style:text-properties fo:font-style="italic" style:font-style-asian="italic" style:font-style-complex="italic"/>
    </style:style>
    <style:style style:name="T10" style:family="text">
      <style:text-properties officeooo:rsid="004bf062"/>
    </style:style>
    <style:style style:name="T11" style:family="text">
      <style:text-properties officeooo:rsid="004e89f2"/>
    </style:style>
    <style:style style:name="T12" style:family="text">
      <style:text-properties fo:font-size="10.5pt" style:font-size-asian="10.5pt" style:font-size-complex="10.5pt"/>
    </style:style>
    <style:style style:name="T13" style:family="text">
      <style:text-properties officeooo:rsid="004fde82"/>
    </style:style>
    <style:style style:name="T14" style:family="text">
      <style:text-properties officeooo:rsid="00501c21"/>
    </style:style>
    <style:style style:name="T15" style:family="text">
      <style:text-properties officeooo:rsid="00520802"/>
    </style:style>
    <style:style style:name="T16" style:family="text">
      <style:text-properties officeooo:rsid="007819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Name</text:p>
          </table:table-cell>
          <table:table-cell table:style-name="Tabelle1.A1" office:value-type="string">
            <text:p text:style-name="P3">Hintergrund</text:p>
          </table:table-cell>
          <table:table-cell table:style-name="Tabelle1.A1" office:value-type="string">
            <text:p text:style-name="P5">Queste</text:p>
          </table:table-cell>
          <table:table-cell table:style-name="Tabelle1.D1" office:value-type="string">
            <text:p text:style-name="P4">Lösung</text:p>
          </table:table-cell>
        </table:table-row>
        <table:table-row>
          <table:table-cell table:style-name="Tabelle1.A2" office:value-type="string">
            <text:p text:style-name="P6"/>
          </table:table-cell>
          <table:table-cell table:style-name="Tabelle1.A2" office:value-type="string">
            <text:p text:style-name="P26"><text:span text:style-name="T1">S</text:span>chäfermädel oder -junge</text:p>
            <text:p text:style-name="P27">Du wohnst in dem Dorf Wollgrund westlich von <text:span text:style-name="T10">Silkwiesen</text:span>. Jeden Tag hütest du die <text:span text:style-name="T10">eure fünf Schafe</text:span>. <text:span text:style-name="T10">Durch ein Gewitter sind die Schafe erschrocken ausgerissen.</text:span></text:p>
          </table:table-cell>
          <table:table-cell table:style-name="Tabelle1.A2" office:value-type="string">
            <text:p text:style-name="P31">Finde Deine Herde wieder.</text:p>
          </table:table-cell>
          <table:table-cell table:style-name="Tabelle1.D2" office:value-type="string">
            <text:p text:style-name="P10">Immer wieder <text:span text:style-name="T6">findet der Charakter Wollfetzen, die eine Spur ergeben.<text:line-break/></text:span><text:span text:style-name="T10">Bis zur Herde. Ein Schaf ist vom Wolf gefressen.</text:span></text:p>
          </table:table-cell>
        </table:table-row>
        <table:table-row>
          <table:table-cell table:style-name="Tabelle1.A2" office:value-type="string">
            <text:p text:style-name="P6"/>
          </table:table-cell>
          <table:table-cell table:style-name="Tabelle1.A2" office:value-type="string">
            <text:p text:style-name="P26">Abenteurer</text:p>
            <text:p text:style-name="P10">Der Magier Schaluppe zahlt gut für <text:span text:style-name="T10">Einerschalen von allen möglichen aussergewühnlichen Tieren. Er </text:span>hat dir <text:span text:style-name="T10">2 Silber pro Ei geboten.</text:span></text:p>
          </table:table-cell>
          <table:table-cell table:style-name="Tabelle1.A2" office:value-type="string">
            <text:p text:style-name="P31">Finde Eierschalen.</text:p>
          </table:table-cell>
          <table:table-cell table:style-name="Tabelle1.D2" office:value-type="string">
            <text:p text:style-name="P11">Ein <text:span text:style-name="T7">verlassenes Herrenhaus als Unterschlupf eines Werwolfs … und der Blutwölfe. Eines der Gruppenmitglieder wird gebissen.</text:span></text:p>
          </table:table-cell>
        </table:table-row>
        <table:table-row>
          <table:table-cell table:style-name="Tabelle1.A2" office:value-type="string">
            <text:p text:style-name="P6"/>
          </table:table-cell>
          <table:table-cell table:style-name="Tabelle1.A2" office:value-type="string">
            <text:p text:style-name="P16">Alchimist</text:p>
            <text:p text:style-name="P16">In einem alten Folianten last Du ein altes Rezept für einen Lebenstrank. Dafür brauchst Du aber Mirbelkraut, VIEL Mirbelkraut. </text:p>
          </table:table-cell>
          <table:table-cell table:style-name="Tabelle1.A2" office:value-type="string">
            <text:p text:style-name="P31">Finde möglichst viel Mirbelkraut.</text:p>
          </table:table-cell>
          <table:table-cell table:style-name="Tabelle1.D2" office:value-type="string">
            <text:p text:style-name="P17">Mirbelkrat wächst überall im Wald, besonders bei Hexen(pilz)kreisen</text:p>
          </table:table-cell>
        </table:table-row>
        <table:table-row>
          <table:table-cell table:style-name="Tabelle1.A2" office:value-type="string">
            <text:p text:style-name="P6"/>
          </table:table-cell>
          <table:table-cell table:style-name="Tabelle1.A2" office:value-type="string">
            <text:p text:style-name="P16">Biologe, <text:span text:style-name="T14">Magiedilettant</text:span></text:p>
            <text:p text:style-name="P16">Du magst Tiere, alle Arten von Tieren. Dein Ziel ist es, verschiedene Fehlstellen in einem alten Bestiarium zu Füllen.</text:p>
          </table:table-cell>
          <table:table-cell table:style-name="Tabelle1.A2" office:value-type="string">
            <text:p text:style-name="P31">Finde einen Nachtschatten, eine Klept<text:span text:style-name="T14">o</text:span>mania und ein <text:s/>Borboradmoskito.</text:p>
          </table:table-cell>
          <table:table-cell table:style-name="Tabelle1.D2" office:value-type="string">
            <text:p text:style-name="P17">Nun ja, in dem Wald, der sich Dämonenbrache nennt, kann man EINIGES finden. <text:span text:style-name="T14">Jedoch Nachtschatten greift ihn an, weil magiebegabt, Kleptomania frisst sein Schreibzeug, Borborad-Mosquito macht ihn alles vergessen … Satz mit X</text:span></text:p>
          </table:table-cell>
        </table:table-row>
        <table:table-row>
          <table:table-cell table:style-name="Tabelle1.A2" office:value-type="string">
            <text:p text:style-name="P6"/>
          </table:table-cell>
          <table:table-cell table:style-name="Tabelle1.A2" office:value-type="string">
            <text:p text:style-name="P18">Bannstrahler</text:p>
            <text:p text:style-name="P19"><text:span text:style-name="T11">O </text:span>Praios, <text:line-break/>Oberster der Zwölfe! Gepreist Deine Grösse und Gerechtigkeit! Dein Licht leitet mich durch Dunkel. Ich zerschlage Dämonen und köpfe jeden Hexe.</text:p>
            <text:p text:style-name="P19"><text:span text:style-name="T11">Z</text:span>u Ehren Deiner,<text:line-break/>O Praios!</text:p>
          </table:table-cell>
          <table:table-cell table:style-name="Tabelle1.A2" office:value-type="string">
            <text:p text:style-name="P33">Ehre Praios: Mache so viele magisch Begabte Wesen unschädlich, wie möglich. Das heisst, bringe sie zum kleinen Praiostempel in Silkwiesen oder übergebe die der Inquisition in Gareth</text:p>
          </table:table-cell>
          <table:table-cell table:style-name="Tabelle1.D2" office:value-type="string">
            <text:p text:style-name="P24">Heye Vala</text:p>
            <text:p text:style-name="P24">Hexe Gurgel</text:p>
            <text:p text:style-name="P24">Hexe Ludmila</text:p>
            <text:p text:style-name="P24">Magier Pontifex</text:p>
            <text:p text:style-name="P24">Magiedilettant <text:span text:style-name="T12">(z. B. Schneiderlehrling)</text:span></text:p>
          </table:table-cell>
        </table:table-row>
        <table:table-row>
          <table:table-cell table:style-name="Tabelle1.A2" office:value-type="string">
            <text:p text:style-name="P6"/>
          </table:table-cell>
          <table:table-cell table:style-name="Tabelle1.A2" office:value-type="string">
            <text:p text:style-name="P20"><text:span text:style-name="T15">Elf, </text:span>Zukünftiger Schäfer</text:p>
            <text:p text:style-name="P21">Eine eigene Herde Schafe, das ist den Traum. Und dieses Abenteuer ist <text:span text:style-name="T9">deine</text:span> Chance, eine eigene Herde zu bekommen. Blöd nur, dass es so viele Zeugen gibt.</text:p>
          </table:table-cell>
          <table:table-cell table:style-name="Tabelle1.A2" office:value-type="string">
            <text:p text:style-name="P32">Finde die Herde. Schalte die Gruppe aus und fliehe mit den Schafen.</text:p>
          </table:table-cell>
          <table:table-cell table:style-name="Tabelle1.D2" office:value-type="string">
            <text:p text:style-name="P22">Schafe finden und Gruppe unschädlich machen.</text:p>
          </table:table-cell>
        </table:table-row>
        <text:soft-page-break/>
        <table:table-row>
          <table:table-cell table:style-name="Tabelle1.A2" office:value-type="string">
            <text:p text:style-name="P7"/>
          </table:table-cell>
          <table:table-cell table:style-name="Tabelle1.A2" office:value-type="string">
            <text:p text:style-name="P16">Alchimist</text:p>
            <text:p text:style-name="P16">In einem alten Folianten last Du ein altes Rezept für einen Lebenstrank. Dafür brauchst Du aber Mirbelkraut, VIEL Mirbelkraut. </text:p>
          </table:table-cell>
          <table:table-cell table:style-name="Tabelle1.A2" office:value-type="string">
            <text:p text:style-name="P29">Finde möglichst viele verschiedene Pflanzen und sammle deren Samen und Blätter. Schon <text:span text:style-name="T2">eine</text:span> neue Art würde dich glücklich machen. Du könntest sie nach dir benennen ...</text:p>
          </table:table-cell>
          <table:table-cell table:style-name="Tabelle1.D2" office:value-type="string">
            <text:p text:style-name="P12">Kleptomania<text:line-break/><text:span text:style-name="T8">Lieblicher Schlaf (Stats fallen)</text:span></text:p>
            <text:p text:style-name="P14">Stockender Ate (Lähmung)</text:p>
            <text:p text:style-name="P14">Schlingwurzelbäume</text:p>
            <text:p text:style-name="P14">Lauernder Stäubling (W6 SP)</text:p>
            <text:p text:style-name="P14">Bleibmirtreu (Bann)</text:p>
          </table:table-cell>
        </table:table-row>
        <table:table-row>
          <table:table-cell table:style-name="Tabelle1.A2" office:value-type="string">
            <text:p text:style-name="P9"/>
          </table:table-cell>
          <table:table-cell table:style-name="Tabelle1.A2" office:value-type="string">
            <text:p text:style-name="P23">Söldner </text:p>
            <text:p text:style-name="P23">Du sollst weiter Menschen oder Elfen o. Ä. anwerben. Gemeinsam sollt ihr eine Expedition von Gelehrten in die Dämonenbrache bewachen. Es wird fürstlich belohnt werden.</text:p>
          </table:table-cell>
          <table:table-cell table:style-name="Tabelle1.A2" office:value-type="string">
            <text:p text:style-name="P33">Finde brauchbare Mitstreiter, die sich in die Dämonenbrache wagen würden.</text:p>
          </table:table-cell>
          <table:table-cell table:style-name="Tabelle1.D2" office:value-type="string">
            <text:p text:style-name="P24">Möge er Charaktere und NPCs rekrutieren.</text:p>
          </table:table-cell>
        </table:table-row>
        <table:table-row>
          <table:table-cell table:style-name="Tabelle1.A2" office:value-type="string">
            <text:p text:style-name="P8"/>
          </table:table-cell>
          <table:table-cell table:style-name="Tabelle1.A2" office:value-type="string">
            <text:p text:style-name="P13">Pilzesammler</text:p>
            <text:p text:style-name="P13">Offiziell sammelst du Pilze. Inoffiziell <text:span text:style-name="T7">willst du die Schafe für dich haben. Also müsst ihr zusammen die Herde finden und du musst dann die Gruppe irgendwie loswerden. Wie? Das obliegt deiner Gerissenheit ...</text:span></text:p>
          </table:table-cell>
          <table:table-cell table:style-name="Tabelle1.A2" office:value-type="string">
            <text:p text:style-name="P30"><text:span text:style-name="T3">Beschwichtige aufkommende Konflikte. </text:span><text:span text:style-name="T7">Finde die </text:span><text:span text:style-name="T4">"besten Pilze der Welt". </text:span><text:span text:style-name="T7">Sobald du die Herde hast, mach dich aus dem Staub.</text:span></text:p>
          </table:table-cell>
          <table:table-cell table:style-name="Tabelle1.D2" office:value-type="string">
            <text:p text:style-name="P15">Arsenzker <text:span text:style-name="T5">(nur für Zwerge essbar), </text:span>Cherkemal <text:span text:style-name="T5">(Rauschgift), </text:span>Duftende Antimonia <text:span text:style-name="T5">(nur für Zwerge essbar), </text:span>Heller Wandpilz <text:span text:style-name="T5">(fluoreszierender Pilz), </text:span>Laternenpilz <text:span text:style-name="T5">(fluoreszierender Pilz), </text:span>Margolasch <text:span text:style-name="T5">(gebraten heilend, sonst abführend), </text:span>Raubpilz <text:span text:style-name="T5">(fleischfressender Pilz)</text:span></text:p>
          </table:table-cell>
        </table:table-row>
        <table:table-row>
          <table:table-cell table:style-name="Tabelle1.A2" office:value-type="string">
            <text:p text:style-name="P8"/>
          </table:table-cell>
          <table:table-cell table:style-name="Tabelle1.A2" office:value-type="string">
            <text:p text:style-name="P23">Geode, Zwergen-Druide</text:p>
            <text:p text:style-name="P23">Du bist alt und willst Dich zur Ruhe setzen. Doch an wessen Herd? Die letzte Jahrzehnte warst Du alleine unterwegs. Keine Familie weit und breit, und dabei wünschst Du es Dir doch so sehr … endlich ausruhen!<text:line-break/><text:span text:style-name="T13">Wäre natürlich toll, wenn man in der Nähe auch einen Steinkreis errichten könnte. Wegen Verbundenheit mit den Elementen und so.</text:span></text:p>
          </table:table-cell>
          <table:table-cell table:style-name="Tabelle1.A2" office:value-type="string">
            <text:p text:style-name="P34">Finde Deine Braut!</text:p>
          </table:table-cell>
          <table:table-cell table:style-name="Tabelle1.D2" office:value-type="string">
            <text:p text:style-name="P25">Hexe Gurgel kann ihn aufnehmen, es wäre sogar Platz für einen Steinkreis.<text:line-break/>Sie erwartet sogar ein Enkelchen!</text:p>
            <text:p text:style-name="P25">Heia Familie!</text:p>
          </table:table-cell>
        </table:table-row>
        <table:table-row>
          <table:table-cell table:style-name="Tabelle1.A2" office:value-type="string">
            <text:p text:style-name="P8"/>
          </table:table-cell>
          <table:table-cell table:style-name="Tabelle1.A2" office:value-type="string">
            <text:p text:style-name="P28">Magische Artefakte liebst Du. Du brauchst so viele wie möglich, eigentlich alle.</text:p>
          </table:table-cell>
          <table:table-cell table:style-name="Tabelle1.A2" office:value-type="string">
            <text:p text:style-name="P36">Reisse Dir alles Magische unter <text:span text:style-name="T16">den Nagel</text:span>, was nicht niet- und nagelfest ist.</text:p>
          </table:table-cell>
          <table:table-cell table:style-name="Tabelle1.D2" office:value-type="string">
            <text:p text:style-name="P35">Die Schwarzen Augen bei Gurgel und Vala!</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3T19:17:38.717000000</meta:creation-date>
    <dc:date>2024-07-20T10:35:18.411000000</dc:date>
    <meta:editing-duration>PT4H16M46S</meta:editing-duration>
    <meta:editing-cycles>50</meta:editing-cycles>
    <meta:generator>LibreOffice/7.5.5.2$Windows_X86_64 LibreOffice_project/ca8fe7424262805f223b9a2334bc7181abbcbf5e</meta:generator>
    <meta:print-date>2024-07-20T09:44:35.207000000</meta:print-date>
    <meta:document-statistic meta:table-count="1" meta:image-count="0" meta:object-count="0" meta:page-count="2" meta:paragraph-count="57" meta:word-count="601" meta:character-count="4068" meta:non-whitespace-character-count="3519"/>
  </office:meta>
</office:document-meta>
</file>